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31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198.4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92.04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9.76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ta1" style:family="table" style:master-page-name="PageStyle_5f_Drilling">
      <style:table-properties table:display="true" style:writing-mode="lr-tb" tableooo:tab-color="#953735"/>
    </style:style>
    <style:style style:name="ta2" style:family="table" style:master-page-name="PageStyle_5f_Water_20_Strike">
      <style:table-properties table:display="true" style:writing-mode="lr-tb" tableooo:tab-color="#953735"/>
    </style:style>
    <style:style style:name="ta3" style:family="table" style:master-page-name="PageStyle_5f_Stratigraphic_20_Log">
      <style:table-properties table:display="true" style:writing-mode="lr-tb" tableooo:tab-color="#953735"/>
    </style:style>
    <style:style style:name="ta4" style:family="table" style:master-page-name="PageStyle_5f_Construction">
      <style:table-properties table:display="true" style:writing-mode="lr-tb" tableooo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ill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<text:s/>Total depth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<text:s/>Drilling method</text:p>
          </table:table-cell>
          <table:table-cell table:style-name="ce4" office:value-type="string" calcext:value-type="string">
            <text:p>Driller</text:p>
          </table:table-cell>
          <table:table-cell table:style-name="ce4" office:value-type="string" calcext:value-type="string">
            <text:p>Successful</text:p>
          </table:table-cell>
          <table:table-cell table:style-name="ce4" office:value-type="string" calcext:value-type="string">
            <text:p>Cause of failure</text:p>
          </table:table-cell>
          <table:table-cell table:style-name="ce1" office:value-type="string" calcext:value-type="string">
            <text:p>Year of drilling</text:p>
          </table:table-cell>
          <table:table-cell table:style-name="ce1" office:value-type="string" calcext:value-type="string" table:number-columns-spanned="2" table:number-rows-spanned="1">
            <text:p>Pump</text:p>
          </table:table-cell>
          <table:covered-table-cell table:style-name="ce5"/>
          <table:table-cell table:style-name="ce6" table:number-columns-repeated="16"/>
          <table:table-cell table:number-columns-repeated="998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/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One of the following:</text:p>
            <text:p>• Auger drilling</text:p>
            <text:p>• Cable tool drilling</text:p>
            <text:p>• Down-the-hole drilling</text:p>
            <text:p>• Drilled (specific method unknown)</text:p>
            <text:p>• Hand-dug</text:p>
            <text:p>• Rotary drilling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One of the following:</text:p>
            <text:p>• Yes</text:p>
            <text:p>• No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Year as YYYY</text:p>
          </table:table-cell>
          <table:table-cell table:style-name="ce2" office:value-type="string" calcext:value-type="string">
            <text:p>Installer (open text)</text:p>
          </table:table-cell>
          <table:table-cell table:style-name="ce2" office:value-type="string" calcext:value-type="string">
            <text:p>Description (open text)</text:p>
          </table:table-cell>
          <table:table-cell table:style-name="ce7" table:number-columns-repeated="16"/>
          <table:table-cell table:number-columns-repeated="998"/>
        </table:table-row>
        <table:table-row table:style-name="ro3" table:number-rows-repeated="99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ater Strike" table:style-name="ta2"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22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 table:number-columns-spanned="3" table:number-rows-spanned="1">
            <text:p>Depth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Description</text:p>
          </table:table-cell>
          <table:table-cell table:style-name="ce6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Value (only numbers allowed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From (one of the following):</text:p>
            <text:p>• Top of borehole</text:p>
            <text:p>• Ground surface level ASL</text:p>
          </table:table-cell>
          <table:table-cell table:style-name="ce2" office:value-type="string" calcext:value-type="string">
            <text:p>Open text</text:p>
          </table:table-cell>
          <table:table-cell table:style-name="ce7" table:number-columns-repeated="21"/>
          <table:table-cell table:number-columns-repeated="998"/>
        </table:table-row>
        <table:table-row table:style-name="ro5" table:number-rows-repeated="99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ratigraphic Log" table:style-name="ta3">
        <table:table-column table:style-name="co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" table:number-columns-repeated="22" table:default-cell-style-name="Default"/>
        <table:table-column table:style-name="co4" table:number-columns-repeated="99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Stratigraphic unit</text:p>
          </table:table-cell>
          <table:table-cell table:style-name="ce6" table:number-columns-repeated="20"/>
          <table:table-cell table:number-columns-repeated="996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number-columns-repeated="2" table:style-name="ce2" office:value-type="string" calcext:value-type="string">
            <text:p>Open text</text:p>
          </table:table-cell>
          <table:table-cell table:style-name="ce7" table:number-columns-repeated="20"/>
          <table:table-cell table:number-columns-repeated="996"/>
        </table:table-row>
        <table:table-row table:style-name="ro5" table:number-rows-repeated="998">
          <table:table-cell table:style-name="ce3" table:number-columns-repeated="28"/>
          <table:table-cell table:number-columns-repeated="99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struction" table:style-name="ta4">
        <table:table-column table:style-name="co1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1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Diameter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Description</text:p>
          </table:table-cell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One of the following:</text:p>
            <text:p>• Casing</text:p>
            <text:p>• Screen</text:p>
            <text:p>• Open interval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cm</text:p>
            <text:p>• ft</text:p>
            <text:p>• inch</text:p>
          </table:table-cell>
          <table:table-cell table:number-columns-repeated="2" table:style-name="ce2" office:value-type="string" calcext:value-type="string">
            <text:p>Open text</text:p>
          </table:table-cell>
          <table:table-cell table:style-name="ce7" table:number-columns-repeated="15"/>
          <table:table-cell table:number-columns-repeated="998"/>
        </table:table-row>
        <table:table-row table:style-name="ro3" table:number-rows-repeated="99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rilling" style:display-name="PageStyle_Dril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ter_20_Strike" style:display-name="PageStyle_Water Strik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tigraphic_20_Log" style:display-name="PageStyle_Stratigraphic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ruction" style:display-name="PageStyle_Constru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07:58:24</meta:creation-date>
    <meta:initial-creator>IGRAC</meta:initial-creator>
    <meta:document-statistic meta:table-count="4" meta:cell-count="59" meta:object-count="0"/>
    <meta:generator>LibreOfficeDev/6.0.5.2$Linux_X86_64 LibreOffice_project/</meta:generator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